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50000027A4AE44F42EE2B537E.jpg" manifest:media-type="image/jpeg"/>
  <manifest:file-entry manifest:full-path="Pictures/1000000000000198000001906179F5C090FBE9DA.jpg" manifest:media-type="image/jpeg"/>
  <manifest:file-entry manifest:full-path="Pictures/100000000000025A0000025D3C21EF0CC4346ACD.jpg" manifest:media-type="image/jpeg"/>
  <manifest:file-entry manifest:full-path="Pictures/10000000000002080000016BFEC1C88933A001D3.jpg" manifest:media-type="image/jpeg"/>
  <manifest:file-entry manifest:full-path="Pictures/10000000000002080000012AF721890A201FE869.jpg" manifest:media-type="image/jpeg"/>
  <manifest:file-entry manifest:full-path="Pictures/10000000000001D0000001F4BA058C3470096753.jpg" manifest:media-type="image/jpeg"/>
  <manifest:file-entry manifest:full-path="Pictures/10000000000004B0000002BC03B17C1A7E30B233.jpg" manifest:media-type="image/jpeg"/>
  <manifest:file-entry manifest:full-path="Pictures/10000000000001CE00000142EB55667E86A8D2A6.jpg" manifest:media-type="image/jpeg"/>
  <manifest:file-entry manifest:full-path="Pictures/1000000000000421000002A810DD2F2F1F55699C.jpg" manifest:media-type="image/jpeg"/>
  <manifest:file-entry manifest:full-path="Pictures/10000000000001BC000001484A9D26B9E974CE22.jpg" manifest:media-type="image/jpeg"/>
  <manifest:file-entry manifest:full-path="Pictures/1000000000000480000003F0F1820D280F261D2B.jpg" manifest:media-type="image/jpeg"/>
  <manifest:file-entry manifest:full-path="Pictures/10000000000003160000025D1D382797D85927B9.jpg" manifest:media-type="image/jpeg"/>
  <manifest:file-entry manifest:full-path="Pictures/1000000000000222000002DE7312ABCA9D8C394F.jpg" manifest:media-type="image/jpeg"/>
  <manifest:file-entry manifest:full-path="Pictures/1000000000000512000004722BC8EA0BF1F0C885.jpg" manifest:media-type="image/jpeg"/>
  <manifest:file-entry manifest:full-path="Pictures/1000000000000313000001CEB85D0B1A408A2E1B.jpg" manifest:media-type="image/jpeg"/>
  <manifest:file-entry manifest:full-path="Pictures/100000000000014A000000FA275E7433CCD31AB4.jpg" manifest:media-type="image/jpeg"/>
  <manifest:file-entry manifest:full-path="Pictures/10000000000003E8000002B2E74017A584AEBDB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Open Sans" svg:font-family="'Ope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206cm" fo:min-width="3.183cm"/>
    </style:style>
    <style:style style:name="gr2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2.78cm" fo:min-width="1.768cm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147cm" fo:min-width="4.453cm"/>
    </style:style>
    <style:style style:name="gr4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2.78cm" fo:min-width="2.276cm" fo:padding-top="0.134cm" fo:padding-bottom="0.134cm" fo:padding-left="0.259cm" fo:padding-right="0.259cm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2.78cm" fo:min-width="4.308cm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1.353cm" fo:min-width="3.165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0.761cm" fo:min-width="3.165cm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1.307cm" fo:min-width="3.165cm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1.561cm" fo:min-width="3.165cm" fo:padding-top="0.134cm" fo:padding-bottom="0.134cm" fo:padding-left="0.259cm" fo:padding-right="0.259cm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0.621cm" fo:min-width="2.446cm" fo:padding-top="0.134cm" fo:padding-bottom="0.134cm" fo:padding-left="0.259cm" fo:padding-right="0.259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1.256cm" fo:min-width="3.165cm" fo:padding-top="0.134cm" fo:padding-bottom="0.134cm" fo:padding-left="0.259cm" fo:padding-right="0.259cm"/>
    </style:style>
    <style:style style:name="gr14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82cm" fo:padding-top="0.134cm" fo:padding-bottom="0.134cm" fo:padding-left="0.259cm" fo:padding-right="0.259cm"/>
    </style:style>
    <style:style style:name="gr15" style:family="graphic" style:parent-style-name="standard">
      <style:graphic-properties draw:stroke="dash" draw:stroke-dash="Fine_20_Dashed" svg:stroke-color="#000000" draw:textarea-vertical-align="middle"/>
    </style:style>
    <style:style style:name="gr16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0.722cm" fo:min-width="0.787cm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1.256cm" fo:min-width="2.122cm" fo:padding-top="0.134cm" fo:padding-bottom="0.134cm" fo:padding-left="0.259cm" fo:padding-right="0.259cm"/>
    </style:style>
    <style:style style:name="gr18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0.494cm" fo:min-width="3.616cm" fo:padding-top="0.134cm" fo:padding-bottom="0.134cm" fo:padding-left="0.259cm" fo:padding-right="0.259cm"/>
    </style:style>
    <style:style style:name="gr19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0.761cm" fo:min-width="2.604cm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0.748cm" fo:min-width="2.122cm" fo:padding-top="0.134cm" fo:padding-bottom="0.134cm" fo:padding-left="0.259cm" fo:padding-right="0.259cm"/>
    </style:style>
    <style:style style:name="gr21" style:family="graphic" style:parent-style-name="objectwithoutfill">
      <style:graphic-properties draw:stroke="dash" draw:stroke-dash="Fine_20_Dotted" draw:fill="none" draw:textarea-vertical-align="middle"/>
    </style:style>
    <style:style style:name="gr22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0066b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0.945cm" fo:min-width="3.165cm" fo:padding-top="0.134cm" fo:padding-bottom="0.134cm" fo:padding-left="0.259cm" fo:padding-right="0.259cm"/>
    </style:style>
    <style:style style:name="gr26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0.875cm" fo:min-width="5.451cm" fo:padding-top="0.134cm" fo:padding-bottom="0.134cm" fo:padding-left="0.259cm" fo:padding-right="0.259cm"/>
    </style:style>
    <style:style style:name="gr27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0.875cm" fo:min-width="5.27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Open Sans" fo:font-size="12pt" style:font-size-asian="12pt" style:font-size-complex="12pt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paragraph-properties fo:text-align="center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style:font-name="Open Sans" fo:font-size="12pt" fo:background-color="#ffffff" style:font-size-asian="12pt" style:font-size-complex="12pt"/>
    </style:style>
    <style:style style:name="P7" style:family="paragraph">
      <loext:graphic-properties draw:fill-color="#ffffff"/>
      <style:paragraph-properties fo:text-align="center"/>
      <style:text-properties fo:color="#ce181e" style:font-name="Open Sans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ffffff"/>
      <style:paragraph-properties fo:text-align="center"/>
      <style:text-properties fo:color="#0066b3" style:font-name="Open Sans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Open Sans" fo:font-size="12pt" style:font-size-asian="12pt" style:font-size-complex="12pt"/>
    </style:style>
    <style:style style:name="T2" style:family="text">
      <style:text-properties style:font-name="Open Sans" fo:font-size="12pt" fo:background-color="#ffffff" style:font-size-asian="12pt" style:font-size-complex="12pt"/>
    </style:style>
    <style:style style:name="T3" style:family="text">
      <style:text-properties fo:color="#ce181e" style:font-name="Open Sans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66b3" style:font-name="Open Sans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83cm" svg:height="1.456cm" svg:x="16.355cm" svg:y="7.033cm">
          <text:p text:style-name="P1"><text:span text:style-name="T1">3) Rasp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286cm" svg:height="3.048cm" svg:x="22.682cm" svg:y="4.459cm">
          <text:p text:style-name="P1"><text:span text:style-name="T1">5) Kamer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4.953cm" svg:height="1.397cm" svg:x="22.463cm" svg:y="13.114cm">
          <text:p text:style-name="P1"><text:span text:style-name="T1">7) Ultraschallsensoren</text:span></text:p>
          <text:p text:style-name="P1"><text:span text:style-name="T1">(X- und Z-Achse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2.794cm" svg:height="3.048cm" svg:x="22.682cm" svg:y="1.592cm">
          <text:p text:style-name="P1"><text:span text:style-name="T1">4) T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4.826cm" svg:height="3.048cm" svg:x="10.109cm" svg:y="6.237cm">
          <text:p text:style-name="P1"><text:span text:style-name="T1">2) Adafruit Power-Boos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3.683cm" svg:height="1.621cm" svg:x="4.775cm" svg:y="6.951cm">
          <text:p text:style-name="P1"><text:span text:style-name="T1">1) LiPo-Akku</text:span><text:span text:style-name="T1"><text:line-break/></text:span><text:span text:style-name="T1">3.7V/3000mAh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2" draw:id="id12" draw:layer="layout" svg:width="3.683cm" svg:height="1.029cm" svg:x="4.775cm" svg:y="11.711cm">
          <text:p text:style-name="P1"><text:span text:style-name="T1">10) LiPo-Akku</text:span></text:p>
          <text:p text:style-name="P1"><text:span text:style-name="T1">14.8V/1300mA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9" draw:id="id9" draw:layer="layout" svg:width="3.683cm" svg:height="1.575cm" svg:x="9.779cm" svg:y="21.988cm">
          <text:p text:style-name="P1"><text:span text:style-name="T1">15) DC-Motor</text:span><text:span text:style-name="T1"><text:line-break/></text:span><text:span text:style-name="T1">(Antrieb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0" draw:id="id10" draw:layer="layout" svg:width="3.683cm" svg:height="1.575cm" svg:x="15.494cm" svg:y="21.988cm">
          <text:p text:style-name="P1"><text:span text:style-name="T1">16) 2 DC-Motoren</text:span><text:span text:style-name="T1"><text:line-break/></text:span><text:span text:style-name="T1">(Pumpen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3.683cm" svg:height="1.829cm" svg:x="21.359cm" svg:y="21.988cm">
          <text:p text:style-name="P1"><text:span text:style-name="T1">17) Schrittmotor</text:span></text:p>
          <text:p text:style-name="P1"><text:span text:style-name="T1">(Greifer)</text:span></text:p>
          <draw:enhanced-geometry svg:viewBox="0 0 21600 21600" draw:extrusion="false" draw:type="rectangle" draw:enhanced-path="M 0 0 L 21600 0 21600 21600 0 21600 0 0 Z N"/>
        </draw:custom-shape>
        <draw:connector draw:style-name="gr10" draw:text-style-name="P3" draw:layer="layout" svg:x1="20.038cm" svg:y1="7.761cm" svg:x2="22.682cm" svg:y2="5.983cm" draw:start-shape="id1" draw:start-glue-point="1" draw:end-shape="id2" svg:d="M20038 7761h1322v-1778h1322" svg:viewBox="0 0 2645 1779">
          <text:p/>
        </draw:connector>
        <draw:connector draw:style-name="gr10" draw:text-style-name="P3" draw:layer="layout" svg:x1="22.682cm" svg:y1="9.612cm" svg:x2="20.038cm" svg:y2="7.761cm" draw:start-shape="id3" draw:start-glue-point="3" draw:end-shape="id1" draw:end-glue-point="1" svg:d="M22682 9612h-1323v-1851h-1321" svg:viewBox="0 0 2645 1852">
          <text:p/>
        </draw:connector>
        <draw:connector draw:style-name="gr10" draw:text-style-name="P3" draw:layer="layout" svg:x1="16.355cm" svg:y1="7.761cm" svg:x2="14.935cm" svg:y2="7.761cm" draw:start-shape="id1" draw:start-glue-point="3" draw:end-shape="id4" svg:d="M16355 7761h-1420" svg:viewBox="0 0 1421 1">
          <text:p/>
        </draw:connector>
        <draw:connector draw:style-name="gr10" draw:text-style-name="P3" draw:layer="layout" svg:x1="10.109cm" svg:y1="7.761cm" svg:x2="8.458cm" svg:y2="7.761cm" draw:start-shape="id4" draw:start-glue-point="3" draw:end-shape="id5" draw:end-glue-point="1" svg:d="M10109 7761h-1651" svg:viewBox="0 0 1652 1">
          <text:p/>
        </draw:connector>
        <draw:connector draw:style-name="gr10" draw:text-style-name="P3" xml:id="id19" draw:id="id19" draw:layer="layout" svg:x1="16.333cm" svg:y1="7.761cm" svg:x2="14.935cm" svg:y2="7.761cm" draw:end-shape="id4" draw:end-glue-point="1" svg:d="M16333 7761h-1398" svg:viewBox="0 0 1399 1">
          <text:p/>
        </draw:connector>
        <draw:connector draw:style-name="gr10" draw:text-style-name="P4" draw:layer="layout" svg:x1="18.196cm" svg:y1="8.489cm" svg:x2="18.196cm" svg:y2="14.41cm" draw:start-shape="id1" draw:start-glue-point="2" draw:end-shape="id6" draw:end-glue-point="0" svg:d="M18196 8489v5921" svg:viewBox="0 0 1 5922">
          <text:p/>
        </draw:connector>
        <draw:connector draw:style-name="gr10" draw:text-style-name="P3" draw:layer="layout" svg:x1="22.682cm" svg:y1="3.116cm" svg:x2="20.038cm" svg:y2="7.761cm" draw:start-shape="id7" draw:end-shape="id1" draw:end-glue-point="1" svg:d="M22682 3116h-1322v4645h-1322" svg:viewBox="0 0 2645 4646">
          <text:p/>
        </draw:connector>
        <draw:connector draw:style-name="gr10" draw:text-style-name="P3" draw:layer="layout" svg:x1="16.355cm" svg:y1="15.016cm" svg:x2="13.754cm" svg:y2="16.864cm" draw:start-shape="id6" draw:start-glue-point="3" draw:end-shape="id8" draw:end-glue-point="1" svg:d="M16355 15016h-1301v1848h-1300" svg:viewBox="0 0 2602 1849">
          <text:p/>
        </draw:connector>
        <draw:custom-shape draw:style-name="gr11" draw:text-style-name="P2" xml:id="id8" draw:id="id8" draw:layer="layout" svg:width="2.964cm" svg:height="0.889cm" svg:x="10.79cm" svg:y="16.42cm">
          <text:p text:style-name="P1"><text:span text:style-name="T1">9) Motorshield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line-skew="0.58cm" svg:x1="12.272cm" svg:y1="17.309cm" svg:x2="11.62cm" svg:y2="21.988cm" draw:start-shape="id8" draw:start-glue-point="2" draw:end-shape="id9" draw:end-glue-point="0" svg:d="M12272 17309v2919h-652v1760" svg:viewBox="0 0 653 4680">
          <text:p/>
        </draw:connector>
        <draw:connector draw:style-name="gr10" draw:text-style-name="P3" draw:layer="layout" draw:line-skew="0.58cm" svg:x1="12.272cm" svg:y1="17.309cm" svg:x2="17.335cm" svg:y2="21.988cm" draw:start-shape="id8" draw:start-glue-point="2" draw:end-shape="id10" svg:d="M12272 17309v2919h5063v1760" svg:viewBox="0 0 5064 4680">
          <text:p/>
        </draw:connector>
        <draw:connector draw:style-name="gr10" draw:text-style-name="P3" draw:layer="layout" draw:line-skew="0.58cm" svg:x1="12.272cm" svg:y1="17.309cm" svg:x2="23.2cm" svg:y2="21.988cm" draw:start-shape="id8" draw:start-glue-point="2" draw:end-shape="id11" svg:d="M12272 17309v2919h10928v1760" svg:viewBox="0 0 10929 4680">
          <text:p/>
        </draw:connector>
        <draw:frame draw:style-name="gr12" draw:text-style-name="P5" draw:layer="layout" svg:width="3.769cm" svg:height="2.627cm" svg:x="16.119cm" svg:y="4.683cm">
          <draw:image xlink:href="Pictures/10000000000001CE00000142EB55667E86A8D2A6.jpg" xlink:type="simple" xlink:show="embed" xlink:actuate="onLoad">
            <text:p/>
          </draw:image>
        </draw:frame>
        <draw:frame draw:style-name="gr12" draw:text-style-name="P5" draw:layer="layout" svg:width="2.836cm" svg:height="2.482cm" svg:x="22.07cm" svg:y="14.89cm">
          <draw:image xlink:href="Pictures/1000000000000480000003F0F1820D280F261D2B.jpg" xlink:type="simple" xlink:show="embed" xlink:actuate="onLoad">
            <text:p/>
          </draw:image>
        </draw:frame>
        <draw:frame draw:style-name="gr12" draw:text-style-name="P5" draw:layer="layout" svg:width="2.579cm" svg:height="1.905cm" svg:x="25.28cm" svg:y="4.967cm">
          <draw:image xlink:href="Pictures/10000000000001BC000001484A9D26B9E974CE22.jpg" xlink:type="simple" xlink:show="embed" xlink:actuate="onLoad">
            <text:p/>
          </draw:image>
        </draw:frame>
        <draw:frame draw:style-name="gr12" draw:text-style-name="P5" draw:layer="layout" svg:width="2.163cm" svg:height="2.174cm" svg:x="25.457cm" svg:y="1.793cm">
          <draw:image xlink:href="Pictures/100000000000025A0000025D3C21EF0CC4346ACD.jpg" xlink:type="simple" xlink:show="embed" xlink:actuate="onLoad">
            <text:p/>
          </draw:image>
        </draw:frame>
        <draw:frame draw:style-name="gr12" draw:text-style-name="P5" draw:layer="layout" svg:width="3.388cm" svg:height="1.942cm" svg:x="9.943cm" svg:y="23.968cm">
          <draw:image xlink:href="Pictures/10000000000002080000012AF721890A201FE869.jpg" xlink:type="simple" xlink:show="embed" xlink:actuate="onLoad">
            <text:p/>
          </draw:image>
        </draw:frame>
        <draw:frame draw:style-name="gr12" draw:text-style-name="P5" draw:layer="layout" svg:width="2.614cm" svg:height="2.563cm" svg:x="16.051cm" svg:y="23.818cm">
          <draw:image xlink:href="Pictures/1000000000000198000001906179F5C090FBE9DA.jpg" xlink:type="simple" xlink:show="embed" xlink:actuate="onLoad">
            <text:p/>
          </draw:image>
        </draw:frame>
        <draw:frame draw:style-name="gr12" draw:text-style-name="P5" draw:layer="layout" svg:width="2.973cm" svg:height="3.204cm" svg:x="21.776cm" svg:y="23.896cm">
          <draw:image xlink:href="Pictures/10000000000001D0000001F4BA058C3470096753.jpg" xlink:type="simple" xlink:show="embed" xlink:actuate="onLoad">
            <text:p/>
          </draw:image>
        </draw:frame>
        <draw:frame draw:style-name="gr12" draw:text-style-name="P5" draw:layer="layout" svg:width="2.831cm" svg:height="1.651cm" svg:x="10.871cm" svg:y="5.232cm">
          <draw:image xlink:href="Pictures/10000000000004B0000002BC03B17C1A7E30B233.jpg" xlink:type="simple" xlink:show="embed" xlink:actuate="onLoad">
            <text:p/>
          </draw:image>
        </draw:frame>
        <draw:frame draw:style-name="gr12" draw:text-style-name="P5" draw:layer="layout" svg:width="3.543cm" svg:height="2.685cm" svg:x="4.648cm" svg:y="4.298cm">
          <draw:image xlink:href="Pictures/100000000000014A000000FA275E7433CCD31AB4.jpg" xlink:type="simple" xlink:show="embed" xlink:actuate="onLoad">
            <text:p/>
          </draw:image>
        </draw:frame>
        <draw:frame draw:style-name="gr12" draw:text-style-name="P5" draw:layer="layout" svg:width="3.185cm" svg:height="2.049cm" svg:x="1.59cm" svg:y="11.079cm">
          <draw:image xlink:href="Pictures/1000000000000421000002A810DD2F2F1F55699C.jpg" xlink:type="simple" xlink:show="embed" xlink:actuate="onLoad">
            <text:p/>
          </draw:image>
        </draw:frame>
        <draw:custom-shape draw:style-name="gr13" draw:text-style-name="P2" xml:id="id13" draw:id="id13" draw:layer="layout" svg:width="3.683cm" svg:height="1.524cm" svg:x="4.775cm" svg:y="16.102cm">
          <text:p text:style-name="P1"><text:span text:style-name="T1">12) Step Down</text:span><text:span text:style-name="T1"><text:line-break/></text:span><text:span text:style-name="T1">Converter 14.8V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836cm" svg:height="2.482cm" svg:x="25.345cm" svg:y="14.69cm">
          <draw:image xlink:href="Pictures/1000000000000480000003F0F1820D280F261D2B.jpg" xlink:type="simple" xlink:show="embed" xlink:actuate="onLoad">
            <text:p/>
          </draw:image>
        </draw:frame>
        <draw:frame draw:style-name="gr12" draw:text-style-name="P5" draw:layer="layout" svg:width="3.728cm" svg:height="2.855cm" svg:x="1.047cm" svg:y="15.671cm">
          <draw:image xlink:href="Pictures/10000000000003160000025D1D382797D85927B9.jpg" xlink:type="simple" xlink:show="embed" xlink:actuate="onLoad">
            <text:p/>
          </draw:image>
        </draw:frame>
        <draw:connector draw:style-name="gr10" draw:text-style-name="P1" draw:layer="layout" svg:x1="6.616cm" svg:y1="12.74cm" svg:x2="6.616cm" svg:y2="16.102cm" draw:start-shape="id12" draw:start-glue-point="2" draw:end-shape="id13" svg:d="M6616 12740v3362" svg:viewBox="0 0 1 3363">
          <text:p/>
        </draw:connector>
        <draw:frame draw:style-name="gr12" draw:text-style-name="P5" draw:layer="layout" svg:width="2.801cm" svg:height="3.766cm" draw:transform="rotate (1.5707963267949) translate (1.537cm 24.451cm)">
          <draw:image xlink:href="Pictures/1000000000000222000002DE7312ABCA9D8C394F.jpg" xlink:type="simple" xlink:show="embed" xlink:actuate="onLoad">
            <text:p/>
          </draw:image>
        </draw:frame>
        <draw:custom-shape draw:style-name="gr14" draw:text-style-name="P2" xml:id="id14" draw:id="id14" draw:layer="layout" svg:width="2.3cm" svg:height="1.27cm" svg:x="5.466cm" svg:y="22.263cm">
          <text:p text:style-name="P1"><text:span text:style-name="T1">13) Relais 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line-skew="0.522cm" svg:x1="10.79cm" svg:y1="16.864cm" svg:x2="7.766cm" svg:y2="22.898cm" draw:start-shape="id8" draw:start-glue-point="3" draw:end-shape="id14" svg:d="M10790 16864h-948v6034h-2076" svg:viewBox="0 0 3025 6035">
          <text:p/>
        </draw:connector>
        <draw:frame draw:style-name="gr12" draw:text-style-name="P5" draw:layer="layout" svg:width="4.318cm" svg:height="2.98cm" svg:x="4.648cm" svg:y="27.173cm">
          <draw:image xlink:href="Pictures/10000000000003E8000002B2E74017A584AEBDBF.jpg" xlink:type="simple" xlink:show="embed" xlink:actuate="onLoad">
            <text:p/>
          </draw:image>
        </draw:frame>
        <draw:custom-shape draw:style-name="gr13" draw:text-style-name="P2" xml:id="id15" draw:id="id15" draw:layer="layout" svg:width="3.683cm" svg:height="1.524cm" svg:x="4.775cm" svg:y="25.702cm">
          <text:p text:style-name="P1"><text:span text:style-name="T1">14) Magnetventil</text:span></text:p>
          <text:p text:style-name="P1"><text:span text:style-name="T1">für Greifer 12V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616cm" svg:y1="23.533cm" svg:x2="6.616cm" svg:y2="25.702cm" draw:start-shape="id14" draw:start-glue-point="2" draw:end-shape="id15" svg:d="M6616 23533v2169" svg:viewBox="0 0 1 2170">
          <text:p/>
        </draw:connector>
        <draw:connector draw:style-name="gr15" draw:text-style-name="P1" draw:layer="layout" svg:x1="6.616cm" svg:y1="8.572cm" svg:x2="6.616cm" svg:y2="11.711cm" draw:start-shape="id5" draw:start-glue-point="2" draw:end-shape="id12" draw:end-glue-point="0" svg:d="M6616 8572v3139" svg:viewBox="0 0 1 3140">
          <text:p/>
        </draw:connector>
        <draw:frame draw:style-name="gr12" draw:text-style-name="P5" draw:layer="layout" svg:width="3.476cm" svg:height="3.048cm" svg:x="24.324cm" svg:y="7.985cm">
          <draw:image xlink:href="Pictures/1000000000000512000004722BC8EA0BF1F0C885.jpg" xlink:type="simple" xlink:show="embed" xlink:actuate="onLoad">
            <text:p/>
          </draw:image>
        </draw:frame>
        <draw:custom-shape draw:style-name="gr16" draw:text-style-name="P2" xml:id="id3" draw:id="id3" draw:layer="layout" svg:width="1.305cm" svg:height="0.99cm" svg:x="22.682cm" svg:y="9.117cm">
          <text:p text:style-name="P1"><text:span text:style-name="T1">6) PCB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0.693cm" svg:x1="23.334cm" svg:y1="10.107cm" svg:x2="24.939cm" svg:y2="13.114cm" draw:start-shape="id3" draw:start-glue-point="2" draw:end-shape="id16" svg:d="M23334 10107v2196h1605v811" svg:viewBox="0 0 1606 3008">
          <text:p/>
        </draw:connector>
        <draw:custom-shape draw:style-name="gr17" draw:text-style-name="P2" draw:layer="layout" svg:width="2.64cm" svg:height="1.524cm" svg:x="18.299cm" svg:y="10.652cm">
          <text:p text:style-name="P1"><text:span text:style-name="T1">19) USB (A-B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134cm" svg:height="0.762cm" svg:x="6.742cm" svg:y="9.655cm">
          <text:p text:style-name="P1"><text:span text:style-name="T1">Ground-Verbindung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616cm" svg:y1="17.626cm" svg:x2="6.616cm" svg:y2="22.263cm" draw:start-shape="id13" draw:start-glue-point="2" draw:end-shape="id14" svg:d="M6616 17626v4637" svg:viewBox="0 0 1 4638">
          <text:p/>
        </draw:connector>
        <draw:custom-shape draw:style-name="gr19" draw:text-style-name="P2" xml:id="id17" draw:id="id17" draw:layer="layout" svg:width="3.122cm" svg:height="1.029cm" svg:x="10.636cm" svg:y="11.711cm">
          <text:p text:style-name="P1"><text:span text:style-name="T1">11) Spannungs-</text:span><text:span text:style-name="T1"><text:line-break/></text:span><text:span text:style-name="T1">Überwachung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8.458cm" svg:y1="12.225cm" svg:x2="10.636cm" svg:y2="12.225cm" draw:start-shape="id12" draw:start-glue-point="1" draw:end-shape="id17" svg:d="M8458 12225h2178" svg:viewBox="0 0 2179 1">
          <text:p/>
        </draw:connector>
        <draw:frame draw:style-name="gr12" draw:text-style-name="P5" draw:layer="layout" svg:width="2.99cm" svg:height="2.087cm" svg:x="14.012cm" svg:y="11.232cm">
          <draw:image xlink:href="Pictures/10000000000002080000016BFEC1C88933A001D3.jpg" xlink:type="simple" xlink:show="embed" xlink:actuate="onLoad">
            <text:p/>
          </draw:image>
        </draw:frame>
        <draw:connector draw:style-name="gr10" draw:text-style-name="P1" draw:layer="layout" svg:x1="8.458cm" svg:y1="16.864cm" svg:x2="10.79cm" svg:y2="16.864cm" draw:start-shape="id13" draw:start-glue-point="1" draw:end-shape="id8" svg:d="M8458 16864h2332" svg:viewBox="0 0 2333 1">
          <text:p/>
        </draw:connector>
        <draw:frame draw:style-name="gr12" draw:text-style-name="P5" draw:layer="layout" svg:width="4.164cm" svg:height="2.445cm" svg:x="10.171cm" svg:y="13.827cm">
          <draw:image xlink:href="Pictures/1000000000000313000001CEB85D0B1A408A2E1B.jpg" xlink:type="simple" xlink:show="embed" xlink:actuate="onLoad">
            <text:p/>
          </draw:image>
        </draw:frame>
        <draw:custom-shape draw:style-name="gr20" draw:text-style-name="P2" xml:id="id18" draw:id="id18" draw:layer="layout" svg:width="2.64cm" svg:height="1.016cm" svg:x="14.335cm" svg:y="3.413cm">
          <text:p text:style-name="P1"><text:span text:style-name="T1">20) USB (Micro A-B)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15.655cm" svg:y1="4.429cm" svg:x2="15.634cm" svg:y2="7.761cm" draw:start-shape="id18" draw:start-glue-point="2" draw:end-shape="id19" draw:end-glue-point="0" svg:d="M15655 4429l-21 3332" svg:viewBox="0 0 22 3333">
          <text:p/>
        </draw:connector>
        <draw:polygon draw:style-name="gr22" draw:text-style-name="P5" draw:layer="layout" svg:width="16.89cm" svg:height="27.699cm" draw:transform="rotate (-1.5707963267949) translate (28.7cm 0.999999999999959cm)" svg:viewBox="0 0 16891 27700" draw:points="0,27700 8128,27700 8128,11063 16891,11063 16891,0 0,0">
          <text:p/>
        </draw:polygon>
        <draw:polygon draw:style-name="gr23" draw:text-style-name="P5" draw:layer="layout" svg:width="27.699cm" svg:height="19.754cm" svg:x="1cm" svg:y="10.709cm" svg:viewBox="0 0 27700 19755" draw:points="0,0 16383,0 16383,9021 27700,9021 27700,19755 0,19755">
          <text:p/>
        </draw:polygon>
        <draw:frame draw:style-name="gr24" draw:text-style-name="P1" draw:layer="layout" svg:width="4.252cm" svg:height="3.349cm" svg:x="15.824cm" svg:y="15.597cm">
          <draw:image xlink:href="Pictures/10000000000003250000027A4AE44F42EE2B537E.jpg" xlink:type="simple" xlink:show="embed" xlink:actuate="onLoad">
            <text:p/>
          </draw:image>
        </draw:frame>
        <draw:custom-shape draw:style-name="gr25" draw:text-style-name="P6" xml:id="id6" draw:id="id6" draw:layer="layout" svg:width="3.683cm" svg:height="1.213cm" svg:x="16.355cm" svg:y="14.41cm">
          <text:p text:style-name="P1"><text:span text:style-name="T2">8) Arduino Uno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5.969cm" svg:height="1.143cm" svg:x="1.254cm" svg:y="1.254cm">
          <text:p text:style-name="P1"><text:span text:style-name="T3">Steuerstromkreis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5.788cm" svg:height="1.143cm" svg:x="22.717cm" svg:y="28.886cm">
          <text:p text:style-name="P1"><text:span text:style-name="T4">Laststromkrei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Open Sans" svg:font-family="'Ope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3T09:39:19.250736437</meta:creation-date>
    <dc:date>2018-06-05T19:43:31.579615116</dc:date>
    <meta:editing-duration>PT54M49S</meta:editing-duration>
    <meta:editing-cycles>39</meta:editing-cycles>
    <meta:generator>LibreOffice/6.0.4.2$Linux_X86_64 LibreOffice_project/00m0$Build-2</meta:generator>
    <meta:document-statistic meta:object-count="62"/>
  </office:meta>
</office:document-meta>
</file>